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/>
    </style:style>
    <style:style style:name="P2" style:family="paragraph" style:parent-style-name="Standard">
      <style:paragraph-properties fo:text-align="center" style:justify-single-word="false"/>
      <style:text-properties style:font-name="Apple Color Emoji1" style:font-name-asian="Apple Color Emoji1" style:font-name-complex="Apple Color Emoji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Embed Test</text:p>
      <text:p text:style-name="Standard"/>
      <text:p text:style-name="Standard">The purpose of this document is to test whether embedded fonts work and are re-used cross-platform. There now follows a line of text in the “Andale Mono” font:</text:p>
      <text:p text:style-name="Standard"/>
      <text:p text:style-name="P1">The quick brown fox jumps over the lazy dog!</text:p>
      <text:p text:style-name="Standard"/>
      <text:p text:style-name="Standard">There now follows a few characters from the “” font:</text:p>
      <text:p text:style-name="Standard"/>
      <text:p text:style-name="P2">😀 🙈 🚕 🐋 ❎</text:p>
      <text:p text:style-name="Standard"/>
      <text:p text:style-name="Standard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3:04:31.756742000</dc:date>
    <meta:editing-duration>PT11M46S</meta:editing-duration>
    <meta:editing-cycles>3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2" meta:character-count="313" meta:non-whitespace-character-count="257"/>
  </office:meta>
</office:document-meta>
</file>